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normal" style:font-weight-asian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ce8"/>
        <table:table-column table:style-name="co6" table:default-cell-style-name="ce8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3" office:value-type="string">
            <text:p>Syntyi</text:p>
          </table:table-cell>
          <table:table-cell table:style-name="ce6" office:value-type="string">
            <text:p>Syntypaikka</text:p>
          </table:table-cell>
          <table:table-cell table:style-name="ce6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4">
          <table:table-cell table:style-name="ce2" office:value-type="string">
            <text:p>A201</text:p>
          </table:table-cell>
          <table:table-cell table:style-name="ce2" office:value-type="string">
            <text:p>Oskar</text:p>
          </table:table-cell>
          <table:table-cell table:style-name="ce2" office:value-type="string">
            <text:p>Ainonen</text:p>
          </table:table-cell>
          <table:table-cell table:style-name="ce2"/>
          <table:table-cell table:style-name="ce4" office:value-type="date" office:date-value="1873-07-29">
            <text:p>29.07.1873</text:p>
          </table:table-cell>
          <table:table-cell table:style-name="ce7" table:number-columns-repeated="2"/>
          <table:table-cell table:style-name="ce2" table:number-columns-repeated="1017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/>
          <table:table-cell office:value-type="date" office:date-value="1828-12-11">
            <text:p>11.12.1828</text:p>
          </table:table-cell>
          <table:table-cell table:number-columns-repeated="1019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ina</text:p>
          </table:table-cell>
          <table:table-cell office:value-type="string">
            <text:p>Davidsdr</text:p>
          </table:table-cell>
          <table:table-cell office:value-type="string">
            <text:p>N</text:p>
          </table:table-cell>
          <table:table-cell office:value-type="date" office:date-value="1850-02-11">
            <text:p>11.02.1850</text:p>
          </table:table-cell>
          <table:table-cell table:number-columns-repeated="1019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idsson</text:p>
          </table:table-cell>
          <table:table-cell table:number-columns-repeated="1021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</text:p>
          </table:table-cell>
          <table:table-cell office:value-type="string">
            <text:p>Eliasson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office:value-type="date" office:date-value="1750-04-14">
            <text:p>13.04.1750</text:p>
          </table:table-cell>
          <table:table-cell table:number-columns-repeated="1019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/>
          <table:table-cell office:value-type="date" office:date-value="1763-08-11">
            <text:p>10.08.1763</text:p>
          </table:table-cell>
          <table:table-cell table:number-columns-repeated="1019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 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4">
          <table:table-cell office:value-type="string">
            <text:p>H303</text:p>
          </table:table-cell>
          <table:table-cell office:value-type="string">
            <text:p>Carl</text:p>
          </table:table-cell>
          <table:table-cell office:value-type="string">
            <text:p>Jolkki</text:p>
          </table:table-cell>
          <table:table-cell table:number-columns-repeated="1021"/>
        </table:table-row>
        <table:table-row table:style-name="ro3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office:value-type="string">
            <text:p>N</text:p>
          </table:table-cell>
          <table:table-cell office:value-type="date" office:date-value="1841-05-17">
            <text:p>17.05.1841</text:p>
          </table:table-cell>
          <table:table-cell office:value-type="string">
            <text:p>Jokioinen, Rehtijärvi, Yli-Hirsimäki</text:p>
          </table:table-cell>
          <table:table-cell table:number-columns-repeated="1018"/>
        </table:table-row>
        <table:table-row table:style-name="ro3">
          <table:table-cell office:value-type="string">
            <text:p>A407</text:p>
          </table:table-cell>
          <table:table-cell office:value-type="string">
            <text:p>Anders</text:p>
          </table:table-cell>
          <table:table-cell office:value-type="string">
            <text:p>Simonsson</text:p>
          </table:table-cell>
          <table:table-cell/>
          <table:table-cell office:value-type="date" office:date-value="1798-11-12">
            <text:p>12.11.1798</text:p>
          </table:table-cell>
          <table:table-cell office:value-type="string">
            <text:p>Jokioinen,Minkiö, Töyvä</text:p>
          </table:table-cell>
          <table:table-cell table:number-columns-repeated="1018"/>
        </table:table-row>
        <table:table-row table:style-name="ro3">
          <table:table-cell office:value-type="string">
            <text:p>A408</text:p>
          </table:table-cell>
          <table:table-cell office:value-type="string">
            <text:p>Hedvig</text:p>
          </table:table-cell>
          <table:table-cell office:value-type="string">
            <text:p>Mattsdr</text:p>
          </table:table-cell>
          <table:table-cell office:value-type="string">
            <text:p>N</text:p>
          </table:table-cell>
          <table:table-cell office:value-type="date" office:date-value="1793-12-15">
            <text:p>15.12.1793</text:p>
          </table:table-cell>
          <table:table-cell office:value-type="string">
            <text:p>Jokioinen, Rehtijärvi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9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9:07:23.76</dc:date>
    <meta:editing-cycles>27</meta:editing-cycles>
    <meta:editing-duration>PT5H51M34S</meta:editing-duration>
    <meta:generator>OpenOffice/4.0.1$Win32 OpenOffice.org_project/401m5$Build-9714</meta:generator>
    <meta:document-statistic meta:table-count="2" meta:cell-count="99" meta:object-count="0"/>
  </office:meta>
</office:document-meta>
</file>